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djonjon/P5-Premiers-pas-sur-le-langage-JavaScript.git" text:style-name="Internet_20_link" text:visited-style-name="Visited_20_Internet_20_Link">https://github.com/djonjon/P5-Premiers-pas-sur-le-langage-JavaScript.g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Charrier</meta:initial-creator>
    <meta:creation-date>2023-06-08T15:58:54.37</meta:creation-date>
    <dc:date>2023-06-09T09:11:40.93</dc:date>
    <dc:creator>Jonathan Charrier</dc:creator>
    <meta:editing-duration>PT1H10M17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1" meta:word-count="1" meta:character-count="72"/>
  </office:meta>
</office:document-meta>
</file>